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1dd44" officeooo:paragraph-rsid="0011dd44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aa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aa" officeooo:rsid="0011dd44" officeooo:paragraph-rsid="0011dd44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aa" officeooo:paragraph-rsid="0011dd44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00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aa0000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aa0000" fo:font-weight="bold"/>
    </style:style>
    <style:style style:name="P8" style:family="paragraph" style:parent-style-name="Standard">
      <style:text-properties officeooo:rsid="00142899" officeooo:paragraph-rsid="00142899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aa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00"/>
    </style:style>
    <style:style style:name="P1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aa0000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aa0000"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t creator 에서 뜨는 에러</text:p>
      <text:p text:style-name="P2"/>
      <text:p text:style-name="P2"/>
      <text:p text:style-name="P2"><office:annotation><dc:date>2017-07-05T12:14:37.730306764</dc:date><text:p>&lt;!--StartFragment--&gt;</text:p></office:annotation>12:13:45: Running steps for project testnice...</text:p>
      <text:p text:style-name="P2">12:13:45: Configuration unchanged, skipping qmake step.</text:p>
      <text:p text:style-name="P2">12:13:45: Starting: "/usr/bin/make" </text:p>
      <text:p text:style-name="P5">/home/jeon/ti-processor-sdk-linux-am57xx-evm-03.02.00.05/linux-devkit/sysroots/x86_64-arago-linux/usr/bin/qt5/qmake -spec linux-oe-g++ CONFIG+=debug CONFIG+=qml_debug -o Makefile testnice.pro</text:p>
      <text:p text:style-name="P5">arm-linux-gnueabihf-g++ --sysroot=/home/jeon/ti-processor-sdk-linux-am57xx-evm-03.02.00.05/linux-devkit/sysroots/armv7ahf-neon-linux-gnueabi -o display main.o mainwindow.o moc_mainwindow.o -L/usr/local/lib -lopencv_core -lopencv_imgcodecs -lopencv_highgui -L/home/jeon/ti-processor-sdk-linux-am57xx-evm-03.02.00.05/linux-devkit/sysroots/armv7ahf-neon-linux-gnueabi/usr/lib -lQt5Widgets -lQt5Gui -lQt5Core -lGLESv2 -lpthread </text:p>
      <text:p text:style-name="P6">/usr/local/lib/libopencv_core.so: file not recognized: File format not recognized</text:p>
      <text:p text:style-name="P6">collect2: error: ld returned 1 exit status</text:p>
      <text:p text:style-name="P5">Makefile:190: recipe for target 'display' failed</text:p>
      <text:p text:style-name="P6">make: *** [display] Error 1</text:p>
      <text:p text:style-name="P7">12:13:46: The process "/usr/bin/make" exited with code 2.</text:p>
      <text:p text:style-name="P6">Error while building/deploying project testnice (kit: AM572x EVM)</text:p>
      <text:p text:style-name="P6">When executing step "Make"</text:p>
      <text:p text:style-name="P2">12:13:46: Elapsed time: 00:00.<office:annotation><dc:date>2017-07-05T12:14:37.735983735</dc:date><text:p>&lt;!--EndFragment--&gt;</text:p></office:annotation></text:p>
      <text:p text:style-name="P2"><office:annotation><dc:date>2017-07-05T12:07:10</dc:date><text:p>&lt;!--EndFragment--&gt;</text:p></office:annotation></text:p>
      <text:p text:style-name="P4"><office:annotation><dc:date>2017-07-05T11:57:40</dc:date><text:p>&lt;!--EndFragment--&gt;</text:p></office:annotation></text:p>
      <text:p text:style-name="Standard"/>
      <text:p text:style-name="Standard"/>
      <text:p text:style-name="Standard">터미널에서 뜨는 에러</text:p>
      <text:p text:style-name="Standard"/>
      <text:p text:style-name="P1">No tool chain set from kit "AM572x EVM".</text:p>
      <text:p text:style-name="P1"/>
      <text:p text:style-name="P8">"Error in \" Util.asciify(\"build-testnice-AM572x_EVM-Debug\")\": TypeError: Property 'asciify' of object Core::Internal::UtilsJsExtension(0x1174830) is not a function"</text:p>
      <text:p text:style-name="P8"/>
      <text:p text:style-name="P8">QFileSystemWatcher: skipping native engine, using only polling eng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11:57:39.211103854</meta:creation-date>
    <dc:date>2017-07-05T12:15:14.841336668</dc:date>
    <meta:editing-duration>PT10M2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138" meta:character-count="1436" meta:non-whitespace-character-count="1324"/>
  </office:meta>
</office:document-meta>
</file>